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16.298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SBN</text:p>
          </table:table-cell>
          <table:table-cell office:value-type="string">
            <text:p>title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8488498">
            <text:p>18488498</text:p>
          </table:table-cell>
          <table:table-cell office:value-type="string">
            <text:p>What the bleep do we know</text:p>
          </table:table-cell>
          <table:table-cell office:value-type="float" office:value="59.6">
            <text:p>5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22305">
            <text:p>20322305</text:p>
          </table:table-cell>
          <table:table-cell office:value-type="string">
            <text:p>Forgiving the unforgivable</text:p>
          </table:table-cell>
          <table:table-cell office:value-type="float" office:value="31.3">
            <text:p>3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83142">
            <text:p>20383142</text:p>
          </table:table-cell>
          <table:table-cell office:value-type="string">
            <text:p>Old New York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5133">
            <text:p>20415133</text:p>
          </table:table-cell>
          <table:table-cell office:value-type="string">
            <text:p>Wolf rider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5559">
            <text:p>20415559</text:p>
          </table:table-cell>
          <table:table-cell office:value-type="string">
            <text:p>Voice and the actor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5759">
            <text:p>20425759</text:p>
          </table:table-cell>
          <table:table-cell office:value-type="string">
            <text:p>Tripods #1: When the tripods cam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7018">
            <text:p>20427018</text:p>
          </table:table-cell>
          <table:table-cell office:value-type="string">
            <text:p>Tripods #3: City of Gold and lead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7115">
            <text:p>20427115</text:p>
          </table:table-cell>
          <table:table-cell office:value-type="string">
            <text:p>Tripods #2: White mountains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7212">
            <text:p>20427212</text:p>
          </table:table-cell>
          <table:table-cell office:value-type="string">
            <text:p>Tripods #4: Pool of fir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46500">
            <text:p>20446500</text:p>
          </table:table-cell>
          <table:table-cell office:value-type="string">
            <text:p>Z for Zachariah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71432">
            <text:p>21171432</text:p>
          </table:table-cell>
          <table:table-cell office:value-type="string">
            <text:p>Graduate</text:p>
          </table:table-cell>
          <table:table-cell office:value-type="float" office:value="25.6">
            <text:p>2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75802">
            <text:p>21175802</text:p>
          </table:table-cell>
          <table:table-cell office:value-type="string">
            <text:p>Just visiting: Les visiteurs II</text:p>
          </table:table-cell>
          <table:table-cell office:value-type="float" office:value="36.2">
            <text:p>3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73905">
            <text:p>25473905</text:p>
          </table:table-cell>
          <table:table-cell office:value-type="string">
            <text:p>Respect for acting</text:p>
          </table:table-cell>
          <table:table-cell office:value-type="float" office:value="26.6">
            <text:p>2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45702">
            <text:p>26045702</text:p>
          </table:table-cell>
          <table:table-cell office:value-type="string">
            <text:p>Joy of cooking</text:p>
          </table:table-cell>
          <table:table-cell office:value-type="float" office:value="56.6">
            <text:p>5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01301">
            <text:p>27701301</text:p>
          </table:table-cell>
          <table:table-cell office:value-type="string">
            <text:p>Hatch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24076">
            <text:p>28624076</text:p>
          </table:table-cell>
          <table:table-cell office:value-type="string">
            <text:p>Complete idiot's guide to stepparenting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27717">
            <text:p>28627717</text:p>
          </table:table-cell>
          <table:table-cell office:value-type="string">
            <text:p>Betty Crocker's picture cook book</text:p>
          </table:table-cell>
          <table:table-cell office:value-type="float" office:value="44.1">
            <text:p>4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1196">
            <text:p>28631196</text:p>
          </table:table-cell>
          <table:table-cell office:value-type="string">
            <text:p>Webster's new world college dictionary</text:p>
          </table:table-cell>
          <table:table-cell office:value-type="float" office:value="45.4">
            <text:p>4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1226">
            <text:p>28631226</text:p>
          </table:table-cell>
          <table:table-cell office:value-type="string">
            <text:p>Webster's New World Thesaurus</text:p>
          </table:table-cell>
          <table:table-cell office:value-type="float" office:value="34.3">
            <text:p>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3873">
            <text:p>28633873</text:p>
          </table:table-cell>
          <table:table-cell office:value-type="string">
            <text:p>Complete Idiot's Guide to Learning Yiddish</text:p>
          </table:table-cell>
          <table:table-cell office:value-type="float" office:value="30.1">
            <text:p>3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6376">
            <text:p>28636376</text:p>
          </table:table-cell>
          <table:table-cell office:value-type="string">
            <text:p>Complete idiot's guide to overcoming procrastination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7623">
            <text:p>28637623</text:p>
          </table:table-cell>
          <table:table-cell office:value-type="string">
            <text:p>Low-fat low cholesterol cooking today</text:p>
          </table:table-cell>
          <table:table-cell office:value-type="float" office:value="36.8">
            <text:p>3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43100">
            <text:p>28643100</text:p>
          </table:table-cell>
          <table:table-cell office:value-type="string">
            <text:p>Complete Idiot's Guide to Understanding the Brain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44166">
            <text:p>28644166</text:p>
          </table:table-cell>
          <table:table-cell office:value-type="string">
            <text:p>Mob star: the story of John Gotti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58477">
            <text:p>28658477</text:p>
          </table:table-cell>
          <table:table-cell office:value-type="string">
            <text:p>Encyclopedia of genocide and crimes against humanity</text:p>
          </table:table-cell>
          <table:table-cell office:value-type="float" office:value="687.8">
            <text:p>68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79403">
            <text:p>29079403</text:p>
          </table:table-cell>
          <table:table-cell office:value-type="string">
            <text:p>Rules of sociological method</text:p>
          </table:table-cell>
          <table:table-cell office:value-type="float" office:value="34.3">
            <text:p>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02922">
            <text:p>29202922</text:p>
          </table:table-cell>
          <table:table-cell office:value-type="string">
            <text:p>Search for the real self: Unmasking the Personality Disorders of Our Ag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44743">
            <text:p>30344743</text:p>
          </table:table-cell>
          <table:table-cell office:value-type="string">
            <text:p>Macroeconomics</text:p>
          </table:table-cell>
          <table:table-cell office:value-type="float" office:value="87.7">
            <text:p>8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51995">
            <text:p>30351995</text:p>
          </table:table-cell>
          <table:table-cell office:value-type="string">
            <text:p>Holt Science &amp; Technology Science Fair Guide (Grade 6)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52045">
            <text:p>30352045</text:p>
          </table:table-cell>
          <table:table-cell office:value-type="string">
            <text:p>Holt Science &amp; Technology Assessment Checklists and Rubrics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68774">
            <text:p>30368774</text:p>
          </table:table-cell>
          <table:table-cell office:value-type="string">
            <text:p>Elements of Literature, grade 8</text:p>
          </table:table-cell>
          <table:table-cell office:value-type="float" office:value="121.9">
            <text:p>12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68839">
            <text:p>30368839</text:p>
          </table:table-cell>
          <table:table-cell office:value-type="string">
            <text:p>Holt Science &amp; Technology Program Teaching Resources Package (Grade 6)</text:p>
          </table:table-cell>
          <table:table-cell office:value-type="float" office:value="128.3">
            <text:p>12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72542">
            <text:p>30372542</text:p>
          </table:table-cell>
          <table:table-cell office:value-type="string">
            <text:p>Komm mit! 1 student book</text:p>
          </table:table-cell>
          <table:table-cell office:value-type="float" office:value="131.4">
            <text:p>13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72569">
            <text:p>30372569</text:p>
          </table:table-cell>
          <table:table-cell office:value-type="string">
            <text:p>Komm mit! 2 student book</text:p>
          </table:table-cell>
          <table:table-cell office:value-type="float" office:value="134.3">
            <text:p>1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72585">
            <text:p>30372585</text:p>
          </table:table-cell>
          <table:table-cell office:value-type="string">
            <text:p>Komm mit! 1 teacher's book</text:p>
          </table:table-cell>
          <table:table-cell office:value-type="float" office:value="143.9">
            <text:p>14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72593">
            <text:p>30372593</text:p>
          </table:table-cell>
          <table:table-cell office:value-type="string">
            <text:p>Komm mit! 2 teacher's book</text:p>
          </table:table-cell>
          <table:table-cell office:value-type="float" office:value="143.9">
            <text:p>14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98886">
            <text:p>30398886</text:p>
          </table:table-cell>
          <table:table-cell office:value-type="string">
            <text:p>Holt bien dit 1 student book</text:p>
          </table:table-cell>
          <table:table-cell office:value-type="float" office:value="144.8">
            <text:p>14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223X</text:p>
          </table:table-cell>
          <table:table-cell office:value-type="string">
            <text:p>Holt bien dit 1A teacher's book</text:p>
          </table:table-cell>
          <table:table-cell office:value-type="float" office:value="171.8">
            <text:p>17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2485">
            <text:p>30422485</text:p>
          </table:table-cell>
          <table:table-cell office:value-type="string">
            <text:p>World History Differentiated Instruction Teacher Management System Grades 6-8</text:p>
          </table:table-cell>
          <table:table-cell office:value-type="float" office:value="45.22">
            <text:p>45.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3325">
            <text:p>30423325</text:p>
          </table:table-cell>
          <table:table-cell office:value-type="string">
            <text:p>World History Differentiated Instruction Teacher Management System Grades 6-8 Ancient Civilizations</text:p>
          </table:table-cell>
          <table:table-cell office:value-type="float" office:value="44.8">
            <text:p>4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3341">
            <text:p>30423341</text:p>
          </table:table-cell>
          <table:table-cell office:value-type="string">
            <text:p>World History Program Assessment Support System Grades 6-8 Ancient Civilizations</text:p>
          </table:table-cell>
          <table:table-cell office:value-type="float" office:value="60.01">
            <text:p>6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6979">
            <text:p>30426979</text:p>
          </table:table-cell>
          <table:table-cell office:value-type="string">
            <text:p>Holt bien dit 2 student book</text:p>
          </table:table-cell>
          <table:table-cell office:value-type="float" office:value="147.1">
            <text:p>14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32189">
            <text:p>30432189</text:p>
          </table:table-cell>
          <table:table-cell office:value-type="string">
            <text:p>Holt bien dit 3 student book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56223">
            <text:p>30456223</text:p>
          </table:table-cell>
          <table:table-cell office:value-type="string">
            <text:p>Holt Science &amp; Technology Teacher's Edition Life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57572">
            <text:p>30457572</text:p>
          </table:table-cell>
          <table:table-cell office:value-type="string">
            <text:p>Holt Science &amp; Technology Teacher's Edition Earth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57688">
            <text:p>30457688</text:p>
          </table:table-cell>
          <table:table-cell office:value-type="string">
            <text:p>Holt Science &amp; Technology Teacher's Edition Physical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24X</text:p>
          </table:table-cell>
          <table:table-cell office:value-type="string">
            <text:p>Holt Science &amp; Technology Student Edition Life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2274">
            <text:p>30462274</text:p>
          </table:table-cell>
          <table:table-cell office:value-type="string">
            <text:p>Holt Science &amp; Technology Student Edition Earth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2282">
            <text:p>30462282</text:p>
          </table:table-cell>
          <table:table-cell office:value-type="string">
            <text:p>Holt Science &amp; Technology Student Edition Physical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2428">
            <text:p>30462428</text:p>
          </table:table-cell>
          <table:table-cell office:value-type="string">
            <text:p>Holt Science &amp; Technology Premier Online Student Edition (1-year subscription) Life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2436">
            <text:p>30462436</text:p>
          </table:table-cell>
          <table:table-cell office:value-type="string">
            <text:p>Holt Science &amp; Technology Premier Online Student Edition (1-year subscription) Earth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2444">
            <text:p>30462444</text:p>
          </table:table-cell>
          <table:table-cell office:value-type="string">
            <text:p>Holt Science &amp; Technology Premier Online Student Edition (1-year subscription) Physical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4285">
            <text:p>30464285</text:p>
          </table:table-cell>
          <table:table-cell office:value-type="string">
            <text:p>Holt Science &amp; Technology Chapter Resources CD-ROM Earth Science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434X</text:p>
          </table:table-cell>
          <table:table-cell office:value-type="string">
            <text:p>Holt Science &amp; Technology Chapter Resources CD-ROM Physical Science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43517">
            <text:p>30543517</text:p>
          </table:table-cell>
          <table:table-cell office:value-type="string">
            <text:p>Holt science spectrum: A balanced approac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66118">
            <text:p>30566118</text:p>
          </table:table-cell>
          <table:table-cell office:value-type="string">
            <text:p>Komm mit! 2 video cassette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66126">
            <text:p>30566126</text:p>
          </table:table-cell>
          <table:table-cell office:value-type="string">
            <text:p>Komm mit! 1 video cassette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50119">
            <text:p>30650119</text:p>
          </table:table-cell>
          <table:table-cell office:value-type="string">
            <text:p>Komm mit! 1 workbook</text:p>
          </table:table-cell>
          <table:table-cell office:value-type="float" office:value="27.3">
            <text:p>2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65016X</text:p>
          </table:table-cell>
          <table:table-cell office:value-type="string">
            <text:p>Komm mit! 2 workbook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64519">
            <text:p>30664519</text:p>
          </table:table-cell>
          <table:table-cell office:value-type="string">
            <text:p>Komm mit! 1 teacher's resource book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64527">
            <text:p>30664527</text:p>
          </table:table-cell>
          <table:table-cell office:value-type="string">
            <text:p>Komm mit! 2 teacher's resource book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80195">
            <text:p>30780195</text:p>
          </table:table-cell>
          <table:table-cell office:value-type="string">
            <text:p>World Geography Differentiated Instruction Teacher Management System Grades 6-8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80217">
            <text:p>30780217</text:p>
          </table:table-cell>
          <table:table-cell office:value-type="string">
            <text:p>World Geography Progress Assessment Support System with Answer Key </text:p>
          </table:table-cell>
          <table:table-cell office:value-type="float" office:value="59.42">
            <text:p>59.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80233">
            <text:p>30780233</text:p>
          </table:table-cell>
          <table:table-cell office:value-type="string">
            <text:p>World Geography Geography, Science and Cultures Activities with Answer Key Grades 6-8</text:p>
          </table:table-cell>
          <table:table-cell office:value-type="float" office:value="32.05">
            <text:p>32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6237">
            <text:p>30796237</text:p>
          </table:table-cell>
          <table:table-cell office:value-type="string">
            <text:p>Holt bien dit 2 teacher's book</text:p>
          </table:table-cell>
          <table:table-cell office:value-type="float" office:value="171.8">
            <text:p>17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6245">
            <text:p>30796245</text:p>
          </table:table-cell>
          <table:table-cell office:value-type="string">
            <text:p>Holt bien dit 3 teacher's book</text:p>
          </table:table-cell>
          <table:table-cell office:value-type="float" office:value="89.9">
            <text:p>8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7187">
            <text:p>30797187</text:p>
          </table:table-cell>
          <table:table-cell office:value-type="string">
            <text:p>Holt bien dit 1A workbook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7217">
            <text:p>30797217</text:p>
          </table:table-cell>
          <table:table-cell office:value-type="string">
            <text:p>Holt bien dit 1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7438">
            <text:p>30797438</text:p>
          </table:table-cell>
          <table:table-cell office:value-type="string">
            <text:p>Holt bien dit 1B student book</text:p>
          </table:table-cell>
          <table:table-cell office:value-type="float" office:value="116.7">
            <text:p>1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7497">
            <text:p>30797497</text:p>
          </table:table-cell>
          <table:table-cell office:value-type="string">
            <text:p>Holt bien dit 1A student book</text:p>
          </table:table-cell>
          <table:table-cell office:value-type="float" office:value="116.7">
            <text:p>1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7748">
            <text:p>30797748</text:p>
          </table:table-cell>
          <table:table-cell office:value-type="string">
            <text:p>World Geography Student World Atlas Grades 6-8</text:p>
          </table:table-cell>
          <table:table-cell office:value-type="float" office:value="17.94">
            <text:p>17.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82478">
            <text:p>30882478</text:p>
          </table:table-cell>
          <table:table-cell office:value-type="string">
            <text:p>Holt bien dit 2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20396">
            <text:p>30920396</text:p>
          </table:table-cell>
          <table:table-cell office:value-type="string">
            <text:p>Holt bien dit 3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20450">
            <text:p>30920450</text:p>
          </table:table-cell>
          <table:table-cell office:value-type="string">
            <text:p>Holt bien dit 3 teacher's planner DVD</text:p>
          </table:table-cell>
          <table:table-cell office:value-type="float" office:value="49.8">
            <text:p>4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34206">
            <text:p>30934206</text:p>
          </table:table-cell>
          <table:table-cell office:value-type="string">
            <text:p>World Geography Today Student World Atlas With Answer Key</text:p>
          </table:table-cell>
          <table:table-cell office:value-type="float" office:value="13.01">
            <text:p>13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4421X</text:p>
          </table:table-cell>
          <table:table-cell office:value-type="string">
            <text:p>Elements of Literature, grade 8, teacher's ed.</text:p>
          </table:table-cell>
          <table:table-cell office:value-type="float" office:value="184.6">
            <text:p>18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62196">
            <text:p>30962196</text:p>
          </table:table-cell>
          <table:table-cell office:value-type="string">
            <text:p>Lifetime Health</text:p>
          </table:table-cell>
          <table:table-cell office:value-type="float" office:value="111.3">
            <text:p>1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6220X</text:p>
          </table:table-cell>
          <table:table-cell office:value-type="string">
            <text:p>Lifetime Health, Teacher's ed.</text:p>
          </table:table-cell>
          <table:table-cell office:value-type="float" office:value="137.1">
            <text:p>13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86389">
            <text:p>30986389</text:p>
          </table:table-cell>
          <table:table-cell office:value-type="string">
            <text:p>Adventures in English literatur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93407">
            <text:p>30993407</text:p>
          </table:table-cell>
          <table:table-cell office:value-type="string">
            <text:p>English workshop fifth course</text:p>
          </table:table-cell>
          <table:table-cell office:value-type="float" office:value="46.1">
            <text:p>4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96236">
            <text:p>30996236</text:p>
          </table:table-cell>
          <table:table-cell office:value-type="string">
            <text:p>Elements of Literature, grade 8, Assessments</text:p>
          </table:table-cell>
          <table:table-cell office:value-type="float" office:value="65.7">
            <text:p>6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72481">
            <text:p>34572481</text:p>
          </table:table-cell>
          <table:table-cell office:value-type="string">
            <text:p>Lion, the witch, and the wardrobe (classic animated feature)</text:p>
          </table:table-cell>
          <table:table-cell office:value-type="float" office:value="24.9">
            <text:p>24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77572">
            <text:p>34577572</text:p>
          </table:table-cell>
          <table:table-cell office:value-type="string">
            <text:p>Tales of Beatrix Potter Royal Ballet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42675">
            <text:p>48242675</text:p>
          </table:table-cell>
          <table:table-cell office:value-type="string">
            <text:p>Travel the world game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43787">
            <text:p>48243787</text:p>
          </table:table-cell>
          <table:table-cell office:value-type="string">
            <text:p>Alphabet frieze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43817">
            <text:p>48243817</text:p>
          </table:table-cell>
          <table:table-cell office:value-type="string">
            <text:p>Alphabet and numbers fun (double-sided magnetic board)</text:p>
          </table:table-cell>
          <table:table-cell office:value-type="float" office:value="27.5">
            <text:p>2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43833">
            <text:p>48243833</text:p>
          </table:table-cell>
          <table:table-cell office:value-type="string">
            <text:p>Number frieze</text:p>
          </table:table-cell>
          <table:table-cell office:value-type="float" office:value="18.5">
            <text:p>18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250651">
            <text:p>48250651</text:p>
          </table:table-cell>
          <table:table-cell office:value-type="string">
            <text:p>My complete activity pack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51194">
            <text:p>48251194</text:p>
          </table:table-cell>
          <table:table-cell office:value-type="string">
            <text:p>Early Learning Centre: My Complete Learning Pack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12075">
            <text:p>52412075</text:p>
          </table:table-cell>
          <table:table-cell office:value-type="string">
            <text:p>Princess bride</text:p>
          </table:table-cell>
          <table:table-cell office:value-type="float" office:value="26.2">
            <text:p>2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1445">
            <text:p>60001445</text:p>
          </table:table-cell>
          <table:table-cell office:value-type="string">
            <text:p>Her highness, my wif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1453">
            <text:p>60001453</text:p>
          </table:table-cell>
          <table:table-cell office:value-type="string">
            <text:p>Love with the proper husband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50X</text:p>
          </table:table-cell>
          <table:table-cell office:value-type="string">
            <text:p>Diary of a worm</text:p>
          </table:table-cell>
          <table:table-cell office:value-type="float" office:value="25.6">
            <text:p>2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81X</text:p>
          </table:table-cell>
          <table:table-cell office:value-type="string">
            <text:p>Withe her last breath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2050">
            <text:p>60002050</text:p>
          </table:table-cell>
          <table:table-cell office:value-type="string">
            <text:p>On a wicked dawn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2069">
            <text:p>60002069</text:p>
          </table:table-cell>
          <table:table-cell office:value-type="string">
            <text:p>Lady chosen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2077">
            <text:p>60002077</text:p>
          </table:table-cell>
          <table:table-cell office:value-type="string">
            <text:p>Gentleman's honor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4401">
            <text:p>60004401</text:p>
          </table:table-cell>
          <table:table-cell office:value-type="string">
            <text:p>People's history of the American revolution: How common people shaped the fight for independence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5424">
            <text:p>60005424</text:p>
          </table:table-cell>
          <table:table-cell office:value-type="string">
            <text:p>Lirael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5696">
            <text:p>60005696</text:p>
          </table:table-cell>
          <table:table-cell office:value-type="string">
            <text:p>Paradox of choice: Why more is less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.09.2016</text:date>, <text:time>13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4" meta:object-count="0"/>
    <meta:generator>OpenOffice/4.1.1$Unix OpenOffice.org_project/411m6$Build-9775</meta:generator>
  </office:meta>
</office:document-meta>
</file>